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03cm" svg:stroke-color="#000000" draw:marker-start-width="0.812cm" draw:marker-end-width="0.812cm" draw:fill="solid" draw:fill-color="#ffffcc" fo:min-height="10.56cm" fo:padding-top="0.226cm" fo:padding-bottom="0.226cm" fo:padding-left="0.351cm" fo:padding-right="0.351cm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="solid" draw:fill-color="#ffffcc"/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25cm" svg:height="11.012cm" svg:x="4.347cm" svg:y="2.986cm">
          <draw:text-box>
            <text:p text:style-name="P1"><text:span text:style-name="T1">Blank 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1:05:58.635375384</meta:creation-date>
    <meta:generator>LibreOffice/5.4.3.2$Linux_X86_64 LibreOffice_project/40m0$Build-2</meta:generator>
    <dc:date>2017-12-11T11:07:16.329838658</dc:date>
    <meta:editing-duration>PT3S</meta:editing-duration>
    <meta:editing-cycles>1</meta:editing-cycles>
    <meta:document-statistic meta:object-count="1"/>
  </office:meta>
</office:document-meta>
</file>